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b361" officeooo:paragraph-rsid="000ab3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rco Karier</text:p>
      <text:p text:style-name="P1">Pre-Task 2</text:p>
      <text:p text:style-name="P1"/>
      <text:p text:style-name="P1">Regular Grammars:</text:p>
      <text:p text:style-name="P1"/>
      <text:p text:style-name="P1">Context-free Grammars:</text:p>
      <text:p text:style-name="P1"/>
      <text:p text:style-name="P1">Domain (or application)-specific languages:</text:p>
      <text:p text:style-name="P1"/>
      <text:p text:style-name="P1">JavaC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2T14:38:51.106255791</meta:creation-date>
    <dc:date>2017-04-22T14:40:58.071101922</dc:date>
    <meta:editing-duration>PT2M8S</meta:editing-duration>
    <meta:editing-cycles>1</meta:editing-cycles>
    <meta:document-statistic meta:table-count="0" meta:image-count="0" meta:object-count="0" meta:page-count="1" meta:paragraph-count="6" meta:word-count="13" meta:character-count="110" meta:non-whitespace-character-count="103"/>
    <meta:generator>LibreOffice/5.1.6.2$Linux_X86_64 LibreOffice_project/10m0$Build-2</meta:generator>
  </office:meta>
</office:document-meta>
</file>